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.5pt" officeooo:rsid="000bfc05" officeooo:paragraph-rsid="000bfc05" style:font-size-asian="11.5pt" style:font-size-complex="11.5pt"/>
    </style:style>
    <style:style style:name="P2" style:family="paragraph" style:parent-style-name="Standard">
      <style:text-properties fo:font-size="12pt" officeooo:rsid="000bfc05" officeooo:paragraph-rsid="000bfc05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bfc05" officeooo:paragraph-rsid="000bfc05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bfc05" officeooo:paragraph-rsid="000bfc05" style:font-size-asian="16pt" style:font-size-complex="16pt"/>
    </style:style>
    <style:style style:name="P5" style:family="paragraph" style:parent-style-name="Standard" style:list-style-name="L1">
      <style:text-properties fo:font-size="12pt" officeooo:rsid="000bfc05" officeooo:paragraph-rsid="000bfc05" style:font-size-asian="12pt" style:font-size-complex="12pt"/>
    </style:style>
    <style:style style:name="P6" style:family="paragraph" style:parent-style-name="Standard">
      <style:text-properties fo:font-size="12pt" officeooo:rsid="000bfc05" officeooo:paragraph-rsid="000bfc05" style:font-size-asian="12pt" style:font-size-complex="12pt"/>
    </style:style>
    <style:style style:name="P7" style:family="paragraph" style:parent-style-name="Standard" style:list-style-name="L1">
      <style:text-properties fo:font-size="12pt" officeooo:rsid="000dec77" officeooo:paragraph-rsid="000dec77" style:font-size-asian="12pt" style:font-size-complex="12pt"/>
    </style:style>
    <style:style style:name="P8" style:family="paragraph" style:parent-style-name="Standard" style:list-style-name="L1">
      <style:text-properties fo:font-size="12pt" officeooo:rsid="000ea58d" officeooo:paragraph-rsid="000ea58d" style:font-size-asian="12pt" style:font-size-complex="12pt"/>
    </style:style>
    <style:style style:name="P9" style:family="paragraph" style:parent-style-name="Standard" style:list-style-name="L1">
      <style:text-properties fo:font-size="12pt" officeooo:rsid="000f97b2" officeooo:paragraph-rsid="000f97b2" style:font-size-asian="12pt" style:font-size-complex="12pt"/>
    </style:style>
    <style:style style:name="P10" style:family="paragraph" style:parent-style-name="Standard" style:list-style-name="L1">
      <style:text-properties fo:font-size="12pt" officeooo:rsid="000f97b2" officeooo:paragraph-rsid="0011bdaa" style:font-size-asian="12pt" style:font-size-complex="12pt"/>
    </style:style>
    <style:style style:name="P11" style:family="paragraph" style:parent-style-name="Standard">
      <style:text-properties fo:font-size="12pt" officeooo:rsid="0011bdaa" officeooo:paragraph-rsid="0011bdaa" style:font-size-asian="12pt" style:font-size-complex="12pt"/>
    </style:style>
    <style:style style:name="P12" style:family="paragraph" style:parent-style-name="Standard" style:list-style-name="L1">
      <style:text-properties fo:font-size="12pt" officeooo:rsid="0011bdaa" officeooo:paragraph-rsid="0011bdaa" style:font-size-asian="12pt" style:font-size-complex="12pt"/>
    </style:style>
    <style:style style:name="T1" style:family="text">
      <style:text-properties officeooo:rsid="0011bda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IFICACIONES REALIZADAS EN LA BASE DE DATOS RESPECTO LA ULTIMA ENTREGA</text:p>
      <text:p text:style-name="P4"/>
      <text:p text:style-name="P1"/>
      <text:p text:style-name="P2">1º MODIFICACION</text:p>
      <text:p text:style-name="P2"/>
      <text:p text:style-name="P2"><text:tab/>Se le han cambiado los nombres a todas las tablas por uno con un abreviatura del nombre de la tabla sumado con una “_” y el nombre del atributo correspondiente</text:p>
      <text:p text:style-name="P2"/>
      <text:p text:style-name="P11">2º MODIFICACIONE</text:p>
      <text:p text:style-name="P11"><text:tab/></text:p>
      <text:p text:style-name="P11"><text:tab/>Se ha creado una nueva tabla llamada LINEA_REPARACION</text:p>
      <text:p text:style-name="P2"/>
      <text:p text:style-name="P2"><text:span text:style-name="T1">3</text:span>º MODIFICACION</text:p>
      <text:p text:style-name="P2"/>
      <text:list xml:id="list202584704" text:style-name="L1">
        <text:list-item>
          <text:p text:style-name="P5">En la tabla de DESGUACE</text:p>
          <text:list>
            <text:list-item>
              <text:p text:style-name="P5">Se ha modificado la clave primaria por un INT AUTO_INCREMENT</text:p>
            </text:list-item>
            <text:list-item>
              <text:p text:style-name="P5">Se han eliminado los atributos de marca y modelo por falta de sentido en la tabla.</text:p>
            </text:list-item>
          </text:list>
        </text:list-item>
        <text:list-item>
          <text:p text:style-name="P5">En la table de COCHE</text:p>
          <text:list>
            <text:list-item>
              <text:p text:style-name="P5">Se ha modificado la clave foranea y se le han añadido los UPDATE Y CASCADE</text:p>
            </text:list-item>
            <text:list-item>
              <text:p text:style-name="P5">La fecha de desguace se le ha cambiado el valor por defecto a NULL</text:p>
            </text:list-item>
          </text:list>
        </text:list-item>
        <text:list-item>
          <text:p text:style-name="P7">En la tabla COMPRA y VENDE</text:p>
          <text:list>
            <text:list-item>
              <text:p text:style-name="P7">Se le han añadido comentarios a los atributos</text:p>
            </text:list-item>
          </text:list>
        </text:list-item>
        <text:list-item>
          <text:p text:style-name="P7">En la tabla REVISION y REPARACION</text:p>
          <text:list>
            <text:list-item>
              <text:p text:style-name="P10">La clave primaria se ha cambiado por un INT AUTO_INCREMENT</text:p>
            </text:list-item>
          </text:list>
        </text:list-item>
        <text:list-item>
          <text:p text:style-name="P7">En la tabla PASA_POR</text:p>
          <text:list>
            <text:list-item>
              <text:p text:style-name="P7">Se le ha añadido un atributo data</text:p>
            </text:list-item>
            <text:list-item>
              <text:p text:style-name="P12">Se cambio el atributo rev_id por un INT</text:p>
            </text:list-item>
            <text:list-item>
              <text:p text:style-name="P7">Se ha añadido la data a la clave primaira</text:p>
            </text:list-item>
          </text:list>
        </text:list-item>
        <text:list-item>
          <text:p text:style-name="P8">En la tabla REALIZA</text:p>
          <text:list>
            <text:list-item>
              <text:p text:style-name="P12">Se ha modificado la clave primaria por cambios en otras tablas.</text:p>
            </text:list-item>
          </text:list>
        </text:list-item>
        <text:list-item>
          <text:p text:style-name="P9">En la tabla PROVEEDOR</text:p>
          <text:list>
            <text:list-item>
              <text:p text:style-name="P9">La clave primaria se ha cambiado por un INT AUTO_INCREMENT</text:p>
            </text:list-item>
            <text:list-item>
              <text:p text:style-name="P9">La longitud del nombre del proveedor se ha cambiado a 30</text:p>
            </text:list-item>
          </text:list>
        </text:list-item>
        <text:list-item>
          <text:p text:style-name="P9">En la tabla PIEZA</text:p>
          <text:list>
            <text:list-item>
              <text:p text:style-name="P9">Se le ha cambiado el nombre de PIEZAS a PIEZA</text:p>
            </text:list-item>
            <text:list-item>
              <text:p text:style-name="P9">La clave primaria se ha cambiado por un INT AUTO_INCREMENT</text:p>
            </text:list-item>
            <text:list-item>
              <text:p text:style-name="P9">El stock se ha cambiado por un INT </text:p>
            </text:list-item>
            <text:list-item>
              <text:p text:style-name="P9">Se ha añadido un nuevo atributo</text:p>
            </text:list-item>
            <text:list-item>
              <text:p text:style-name="P9">Se han añadido comentarios que faltaban</text:p>
            </text:list-item>
          </text:list>
        </text:list-item>
        <text:list-item>
          <text:p text:style-name="P9">En la tabla PEDIDO</text:p>
          <text:list>
            <text:list-item>
              <text:p text:style-name="P9">La clave primaria se ha cambiado por un INT AUTO_INCREMENT</text:p>
            </text:list-item>
            <text:list-item>
              <text:p text:style-name="P9">Se ha eliminado el atributo de cantidad</text:p>
            </text:list-item>
            <text:list-item>
              <text:p text:style-name="P9">Se ha modificado la clave foranea </text:p>
            </text:list-item>
          </text:list>
        </text:list-item>
        <text:list-item>
          <text:p text:style-name="P9">En la tabla LINEA_PEDIDO</text:p>
          <text:list>
            <text:list-item>
              <text:p text:style-name="P9">Se le ha cambiado el nombre de LINEA_COMPRA a LINEA_PEDIDO</text:p>
            </text:list-item>
            <text:list-item>
              <text:p text:style-name="P9"><text:span text:style-name="T1">El lp_cod se ha cambiado</text:span> por un INT </text:p>
            </text:list-item>
            <text:list-item>
              <text:p text:style-name="P9">Se le ha añadido un nuevo atributo</text:p>
            </text:list-item>
            <text:list-item>
              <text:p text:style-name="P9">Se ha modificado la clave foranea</text:p>
            </text:list-item>
            <text:list-item>
              <text:p text:style-name="P12">Se ha eliminado el atributo de precio total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3:48:58.928000000</meta:creation-date>
    <dc:date>2022-05-27T13:24:09.798000000</dc:date>
    <meta:editing-duration>PT22M25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42" meta:word-count="367" meta:character-count="1807" meta:non-whitespace-character-count="1510"/>
  </office:meta>
</office:document-meta>
</file>